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024 Samples</text:p>
          </table:table-cell>
          <table:table-cell table:style-name="ce1" office:value-type="string">
            <text:p>50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1535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[.C6]/[.B6]" office:value-type="float" office:value="1.5">
            <text:p>1,5</text:p>
          </table:table-cell>
          <table:table-cell table:formula="of:=[.D6]/[.B6]" office:value-type="float" office:value="1.5">
            <text:p>1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7]/[.B7]" office:value-type="float" office:value="1.33333333333333">
            <text:p>1,33</text:p>
          </table:table-cell>
          <table:table-cell table:formula="of:=[.D7]/[.B7]" office:value-type="float" office:value="1.66666666666667">
            <text:p>1,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formula="of:=[.C8]/[.B8]" office:value-type="float" office:value="1.5">
            <text:p>1,5</text:p>
          </table:table-cell>
          <table:table-cell table:formula="of:=[.D8]/[.B8]" office:value-type="float" office:value="1.5">
            <text:p>1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9]/[.B9]" office:value-type="float" office:value="1.4">
            <text:p>1,4</text:p>
          </table:table-cell>
          <table:table-cell table:formula="of:=[.D9]/[.B9]" office:value-type="float" office:value="1.6">
            <text:p>1,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formula="of:=[.C10]/[.B10]" office:value-type="float" office:value="1.5">
            <text:p>1,5</text:p>
          </table:table-cell>
          <table:table-cell table:formula="of:=[.D10]/[.B10]" office:value-type="float" office:value="1.5">
            <text:p>1,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1]/[.B11]" office:value-type="float" office:value="1.42857142857143">
            <text:p>1,43</text:p>
          </table:table-cell>
          <table:table-cell table:formula="of:=[.D11]/[.B11]" office:value-type="float" office:value="1.57142857142857">
            <text:p>1,5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formula="of:=[.C12]/[.B12]" office:value-type="float" office:value="1.5">
            <text:p>1,5</text:p>
          </table:table-cell>
          <table:table-cell table:formula="of:=[.D12]/[.B12]" office:value-type="float" office:value="1.5">
            <text:p>1,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13]/[.B13]" office:value-type="float" office:value="1.44444444444444">
            <text:p>1,44</text:p>
          </table:table-cell>
          <table:table-cell table:formula="of:=[.D13]/[.B13]" office:value-type="float" office:value="1.55555555555556">
            <text:p>1,5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14]/[.B14]" office:value-type="float" office:value="1.4">
            <text:p>1,4</text:p>
          </table:table-cell>
          <table:table-cell table:formula="of:=[.D14]/[.B14]" office:value-type="float" office:value="1.5">
            <text:p>1,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15]/[.B15]" office:value-type="float" office:value="1.45454545454545">
            <text:p>1,45</text:p>
          </table:table-cell>
          <table:table-cell table:formula="of:=[.D15]/[.B15]" office:value-type="float" office:value="1.54545454545455">
            <text:p>1,55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16]/[.B16]" office:value-type="float" office:value="1.41666666666667">
            <text:p>1,42</text:p>
          </table:table-cell>
          <table:table-cell table:formula="of:=[.D16]/[.B16]" office:value-type="float" office:value="1.5">
            <text:p>1,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17]/[.B17]" office:value-type="float" office:value="1.46153846153846">
            <text:p>1,46</text:p>
          </table:table-cell>
          <table:table-cell table:formula="of:=[.D17]/[.B17]" office:value-type="float" office:value="1.53846153846154">
            <text:p>1,54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18]/[.B18]" office:value-type="float" office:value="1.42857142857143">
            <text:p>1,43</text:p>
          </table:table-cell>
          <table:table-cell table:formula="of:=[.D18]/[.B18]" office:value-type="float" office:value="1.5">
            <text:p>1,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C19]/[.B19]" office:value-type="float" office:value="1.46666666666667">
            <text:p>1,47</text:p>
          </table:table-cell>
          <table:table-cell table:formula="of:=[.D19]/[.B19]" office:value-type="float" office:value="1.53333333333333">
            <text:p>1,5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C20]/[.B20]" office:value-type="float" office:value="1.4375">
            <text:p>1,44</text:p>
          </table:table-cell>
          <table:table-cell table:formula="of:=[.D20]/[.B20]" office:value-type="float" office:value="1.5625">
            <text:p>1,5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C21]/[.B21]" office:value-type="float" office:value="1.47058823529412">
            <text:p>1,47</text:p>
          </table:table-cell>
          <table:table-cell table:formula="of:=[.D21]/[.B21]" office:value-type="float" office:value="1.52941176470588">
            <text:p>1,53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C22]/[.B22]" office:value-type="float" office:value="1.44444444444444">
            <text:p>1,44</text:p>
          </table:table-cell>
          <table:table-cell table:formula="of:=[.D22]/[.B22]" office:value-type="float" office:value="1.55555555555556">
            <text:p>1,5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23]/[.B23]" office:value-type="float" office:value="1.42105263157895">
            <text:p>1,42</text:p>
          </table:table-cell>
          <table:table-cell table:formula="of:=[.D23]/[.B23]" office:value-type="float" office:value="1.52631578947368">
            <text:p>1,53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[.C24]/[.B24]" office:value-type="float" office:value="1.45">
            <text:p>1,45</text:p>
          </table:table-cell>
          <table:table-cell table:formula="of:=[.D24]/[.B24]" office:value-type="float" office:value="1.55">
            <text:p>1,5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25]/[.B25]" office:value-type="float" office:value="1.42857142857143">
            <text:p>1,43</text:p>
          </table:table-cell>
          <table:table-cell table:formula="of:=[.D25]/[.B25]" office:value-type="float" office:value="1.52380952380952">
            <text:p>1,5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C26]/[.B26]" office:value-type="float" office:value="1.45454545454545">
            <text:p>1,45</text:p>
          </table:table-cell>
          <table:table-cell table:formula="of:=[.D26]/[.B26]" office:value-type="float" office:value="1.54545454545455">
            <text:p>1,5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C27]/[.B27]" office:value-type="float" office:value="1.43478260869565">
            <text:p>1,43</text:p>
          </table:table-cell>
          <table:table-cell table:formula="of:=[.D27]/[.B27]" office:value-type="float" office:value="1.52173913043478">
            <text:p>1,52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C28]/[.B28]" office:value-type="float" office:value="1.45833333333333">
            <text:p>1,46</text:p>
          </table:table-cell>
          <table:table-cell table:formula="of:=[.D28]/[.B28]" office:value-type="float" office:value="1.54166666666667">
            <text:p>1,5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C29]/[.B29]" office:value-type="float" office:value="1.44">
            <text:p>1,44</text:p>
          </table:table-cell>
          <table:table-cell table:formula="of:=[.D29]/[.B29]" office:value-type="float" office:value="1.52">
            <text:p>1,5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C30]/[.B30]" office:value-type="float" office:value="1.46153846153846">
            <text:p>1,46</text:p>
          </table:table-cell>
          <table:table-cell table:formula="of:=[.D30]/[.B30]" office:value-type="float" office:value="1.53846153846154">
            <text:p>1,5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[.C31]/[.B31]" office:value-type="float" office:value="1.44444444444444">
            <text:p>1,44</text:p>
          </table:table-cell>
          <table:table-cell table:formula="of:=[.D31]/[.B31]" office:value-type="float" office:value="1.51851851851852">
            <text:p>1,52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formula="of:=[.C32]/[.B32]" office:value-type="float" office:value="1.42857142857143">
            <text:p>1,43</text:p>
          </table:table-cell>
          <table:table-cell table:formula="of:=[.D32]/[.B32]" office:value-type="float" office:value="1.53571428571429">
            <text:p>1,5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formula="of:=[.C33]/[.B33]" office:value-type="float" office:value="1.44827586206897">
            <text:p>1,45</text:p>
          </table:table-cell>
          <table:table-cell table:formula="of:=[.D33]/[.B33]" office:value-type="float" office:value="1.51724137931034">
            <text:p>1,52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formula="of:=[.C34]/[.B34]" office:value-type="float" office:value="1.43333333333333">
            <text:p>1,43</text:p>
          </table:table-cell>
          <table:table-cell table:formula="of:=[.D34]/[.B34]" office:value-type="float" office:value="1.53333333333333">
            <text:p>1,5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formula="of:=[.C35]/[.B35]" office:value-type="float" office:value="1.45161290322581">
            <text:p>1,45</text:p>
          </table:table-cell>
          <table:table-cell table:formula="of:=[.D35]/[.B35]" office:value-type="float" office:value="1.51612903225806">
            <text:p>1,52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formula="of:=[.C36]/[.B36]" office:value-type="float" office:value="1.4375">
            <text:p>1,44</text:p>
          </table:table-cell>
          <table:table-cell table:formula="of:=[.D36]/[.B36]" office:value-type="float" office:value="1.53125">
            <text:p>1,5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table:formula="of:=[.C37]/[.B37]" office:value-type="float" office:value="1.45454545454545">
            <text:p>1,45</text:p>
          </table:table-cell>
          <table:table-cell table:formula="of:=[.D37]/[.B37]" office:value-type="float" office:value="1.54545454545455">
            <text:p>1,55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C38]/[.B38]" office:value-type="float" office:value="1.44117647058824">
            <text:p>1,44</text:p>
          </table:table-cell>
          <table:table-cell table:formula="of:=[.D38]/[.B38]" office:value-type="float" office:value="1.52941176470588">
            <text:p>1,5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formula="of:=[.C39]/[.B39]" office:value-type="float" office:value="1.42857142857143">
            <text:p>1,43</text:p>
          </table:table-cell>
          <table:table-cell table:formula="of:=[.D39]/[.B39]" office:value-type="float" office:value="1.54285714285714">
            <text:p>1,54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formula="of:=[.C40]/[.B40]" office:value-type="float" office:value="1.44444444444444">
            <text:p>1,44</text:p>
          </table:table-cell>
          <table:table-cell table:formula="of:=[.D40]/[.B40]" office:value-type="float" office:value="1.52777777777778">
            <text:p>1,5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formula="of:=[.C41]/[.B41]" office:value-type="float" office:value="1.43243243243243">
            <text:p>1,43</text:p>
          </table:table-cell>
          <table:table-cell table:formula="of:=[.D41]/[.B41]" office:value-type="float" office:value="1.54054054054054">
            <text:p>1,54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C42]/[.B42]" office:value-type="float" office:value="1.44736842105263">
            <text:p>1,45</text:p>
          </table:table-cell>
          <table:table-cell table:formula="of:=[.D42]/[.B42]" office:value-type="float" office:value="1.52631578947368">
            <text:p>1,5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[.C43]/[.B43]" office:value-type="float" office:value="1.43589743589744">
            <text:p>1,44</text:p>
          </table:table-cell>
          <table:table-cell table:formula="of:=[.D43]/[.B43]" office:value-type="float" office:value="1.53846153846154">
            <text:p>1,54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formula="of:=[.C44]/[.B44]" office:value-type="float" office:value="1.45">
            <text:p>1,45</text:p>
          </table:table-cell>
          <table:table-cell table:formula="of:=[.D44]/[.B44]" office:value-type="float" office:value="1.525">
            <text:p>1,5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table:formula="of:=[.C45]/[.B45]" office:value-type="float" office:value="1.4390243902439">
            <text:p>1,44</text:p>
          </table:table-cell>
          <table:table-cell table:formula="of:=[.D45]/[.B45]" office:value-type="float" office:value="1.53658536585366">
            <text:p>1,54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formula="of:=[.C46]/[.B46]" office:value-type="float" office:value="1.45238095238095">
            <text:p>1,45</text:p>
          </table:table-cell>
          <table:table-cell table:formula="of:=[.D46]/[.B46]" office:value-type="float" office:value="1.52380952380952">
            <text:p>1,5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formula="of:=[.C47]/[.B47]" office:value-type="float" office:value="1.44186046511628">
            <text:p>1,44</text:p>
          </table:table-cell>
          <table:table-cell table:formula="of:=[.D47]/[.B47]" office:value-type="float" office:value="1.53488372093023">
            <text:p>1,5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formula="of:=[.C48]/[.B48]" office:value-type="float" office:value="1.43181818181818">
            <text:p>1,43</text:p>
          </table:table-cell>
          <table:table-cell table:formula="of:=[.D48]/[.B48]" office:value-type="float" office:value="1.52272727272727">
            <text:p>1,5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formula="of:=[.C49]/[.B49]" office:value-type="float" office:value="1.44444444444444">
            <text:p>1,44</text:p>
          </table:table-cell>
          <table:table-cell table:formula="of:=[.D49]/[.B49]" office:value-type="float" office:value="1.53333333333333">
            <text:p>1,53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formula="of:=[.C50]/[.B50]" office:value-type="float" office:value="1.43478260869565">
            <text:p>1,43</text:p>
          </table:table-cell>
          <table:table-cell table:formula="of:=[.D50]/[.B50]" office:value-type="float" office:value="1.52173913043478">
            <text:p>1,5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table:formula="of:=[.C51]/[.B51]" office:value-type="float" office:value="1.4468085106383">
            <text:p>1,45</text:p>
          </table:table-cell>
          <table:table-cell table:formula="of:=[.D51]/[.B51]" office:value-type="float" office:value="1.53191489361702">
            <text:p>1,53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table:formula="of:=[.C52]/[.B52]" office:value-type="float" office:value="1.4375">
            <text:p>1,44</text:p>
          </table:table-cell>
          <table:table-cell table:formula="of:=[.D52]/[.B52]" office:value-type="float" office:value="1.54166666666667">
            <text:p>1,5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table:formula="of:=[.C53]/[.B53]" office:value-type="float" office:value="1.44897959183673">
            <text:p>1,45</text:p>
          </table:table-cell>
          <table:table-cell table:formula="of:=[.D53]/[.B53]" office:value-type="float" office:value="1.53061224489796">
            <text:p>1,53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table:formula="of:=[.C54]/[.B54]" office:value-type="float" office:value="1.44">
            <text:p>1,44</text:p>
          </table:table-cell>
          <table:table-cell table:formula="of:=[.D54]/[.B54]" office:value-type="float" office:value="1.54">
            <text:p>1,5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table:formula="of:=[.C55]/[.B55]" office:value-type="float" office:value="1.45098039215686">
            <text:p>1,45</text:p>
          </table:table-cell>
          <table:table-cell table:formula="of:=[.D55]/[.B55]" office:value-type="float" office:value="1.52941176470588">
            <text:p>1,53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[.C56]/[.B56]" office:value-type="float" office:value="1.44230769230769">
            <text:p>1,44</text:p>
          </table:table-cell>
          <table:table-cell table:formula="of:=[.D56]/[.B56]" office:value-type="float" office:value="1.53846153846154">
            <text:p>1,54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[.C57]/[.B57]" office:value-type="float" office:value="1.43396226415094">
            <text:p>1,43</text:p>
          </table:table-cell>
          <table:table-cell table:formula="of:=[.D57]/[.B57]" office:value-type="float" office:value="1.52830188679245">
            <text:p>1,53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table:formula="of:=[.C58]/[.B58]" office:value-type="float" office:value="1.44444444444444">
            <text:p>1,44</text:p>
          </table:table-cell>
          <table:table-cell table:formula="of:=[.D58]/[.B58]" office:value-type="float" office:value="1.53703703703704">
            <text:p>1,5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table:formula="of:=[.C59]/[.B59]" office:value-type="float" office:value="1.43636363636364">
            <text:p>1,44</text:p>
          </table:table-cell>
          <table:table-cell table:formula="of:=[.D59]/[.B59]" office:value-type="float" office:value="1.52727272727273">
            <text:p>1,53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formula="of:=[.C60]/[.B60]" office:value-type="float" office:value="1.44642857142857">
            <text:p>1,45</text:p>
          </table:table-cell>
          <table:table-cell table:formula="of:=[.D60]/[.B60]" office:value-type="float" office:value="1.53571428571429">
            <text:p>1,5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table:formula="of:=[.C61]/[.B61]" office:value-type="float" office:value="1.43859649122807">
            <text:p>1,44</text:p>
          </table:table-cell>
          <table:table-cell table:formula="of:=[.D61]/[.B61]" office:value-type="float" office:value="1.52631578947368">
            <text:p>1,53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formula="of:=[.C62]/[.B62]" office:value-type="float" office:value="1.44827586206897">
            <text:p>1,45</text:p>
          </table:table-cell>
          <table:table-cell table:formula="of:=[.D62]/[.B62]" office:value-type="float" office:value="1.53448275862069">
            <text:p>1,53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formula="of:=[.C63]/[.B63]" office:value-type="float" office:value="1.44067796610169">
            <text:p>1,44</text:p>
          </table:table-cell>
          <table:table-cell table:formula="of:=[.D63]/[.B63]" office:value-type="float" office:value="1.52542372881356">
            <text:p>1,5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table:formula="of:=[.C64]/[.B64]" office:value-type="float" office:value="1.45">
            <text:p>1,45</text:p>
          </table:table-cell>
          <table:table-cell table:formula="of:=[.D64]/[.B64]" office:value-type="float" office:value="1.53333333333333">
            <text:p>1,5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table:formula="of:=[.C65]/[.B65]" office:value-type="float" office:value="1.44262295081967">
            <text:p>1,44</text:p>
          </table:table-cell>
          <table:table-cell table:formula="of:=[.D65]/[.B65]" office:value-type="float" office:value="1.52459016393443">
            <text:p>1,5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table:formula="of:=[.C66]/[.B66]" office:value-type="float" office:value="1.43548387096774">
            <text:p>1,44</text:p>
          </table:table-cell>
          <table:table-cell table:formula="of:=[.D66]/[.B66]" office:value-type="float" office:value="1.53225806451613">
            <text:p>1,5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table:formula="of:=[.C67]/[.B67]" office:value-type="float" office:value="1.44444444444444">
            <text:p>1,44</text:p>
          </table:table-cell>
          <table:table-cell table:formula="of:=[.D67]/[.B67]" office:value-type="float" office:value="1.53968253968254">
            <text:p>1,54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formula="of:=[.C68]/[.B68]" office:value-type="float" office:value="1.4375">
            <text:p>1,44</text:p>
          </table:table-cell>
          <table:table-cell table:formula="of:=[.D68]/[.B68]" office:value-type="float" office:value="1.53125">
            <text:p>1,5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formula="of:=[.C69]/[.B69]" office:value-type="float" office:value="1.44615384615385">
            <text:p>1,45</text:p>
          </table:table-cell>
          <table:table-cell table:formula="of:=[.D69]/[.B69]" office:value-type="float" office:value="1.53846153846154">
            <text:p>1,54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table:formula="of:=[.C70]/[.B70]" office:value-type="float" office:value="1.43939393939394">
            <text:p>1,44</text:p>
          </table:table-cell>
          <table:table-cell table:formula="of:=[.D70]/[.B70]" office:value-type="float" office:value="1.53030303030303">
            <text:p>1,5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table:formula="of:=[.C71]/[.B71]" office:value-type="float" office:value="1.44776119402985">
            <text:p>1,45</text:p>
          </table:table-cell>
          <table:table-cell table:formula="of:=[.D71]/[.B71]" office:value-type="float" office:value="1.53731343283582">
            <text:p>1,54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table:formula="of:=[.C72]/[.B72]" office:value-type="float" office:value="1.44117647058824">
            <text:p>1,44</text:p>
          </table:table-cell>
          <table:table-cell table:formula="of:=[.D72]/[.B72]" office:value-type="float" office:value="1.52941176470588">
            <text:p>1,53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table:formula="of:=[.C73]/[.B73]" office:value-type="float" office:value="1.44927536231884">
            <text:p>1,45</text:p>
          </table:table-cell>
          <table:table-cell table:formula="of:=[.D73]/[.B73]" office:value-type="float" office:value="1.53623188405797">
            <text:p>1,5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table:formula="of:=[.C74]/[.B74]" office:value-type="float" office:value="1.44285714285714">
            <text:p>1,44</text:p>
          </table:table-cell>
          <table:table-cell table:formula="of:=[.D74]/[.B74]" office:value-type="float" office:value="1.52857142857143">
            <text:p>1,5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table:formula="of:=[.C75]/[.B75]" office:value-type="float" office:value="1.43661971830986">
            <text:p>1,44</text:p>
          </table:table-cell>
          <table:table-cell table:formula="of:=[.D75]/[.B75]" office:value-type="float" office:value="1.53521126760563">
            <text:p>1,54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table:formula="of:=[.C76]/[.B76]" office:value-type="float" office:value="1.44444444444444">
            <text:p>1,44</text:p>
          </table:table-cell>
          <table:table-cell table:formula="of:=[.D76]/[.B76]" office:value-type="float" office:value="1.52777777777778">
            <text:p>1,5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table:formula="of:=[.C77]/[.B77]" office:value-type="float" office:value="1.43835616438356">
            <text:p>1,44</text:p>
          </table:table-cell>
          <table:table-cell table:formula="of:=[.D77]/[.B77]" office:value-type="float" office:value="1.53424657534247">
            <text:p>1,53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table:formula="of:=[.C78]/[.B78]" office:value-type="float" office:value="1.44594594594595">
            <text:p>1,45</text:p>
          </table:table-cell>
          <table:table-cell table:formula="of:=[.D78]/[.B78]" office:value-type="float" office:value="1.52702702702703">
            <text:p>1,5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table:formula="of:=[.C79]/[.B79]" office:value-type="float" office:value="1.44">
            <text:p>1,44</text:p>
          </table:table-cell>
          <table:table-cell table:formula="of:=[.D79]/[.B79]" office:value-type="float" office:value="1.53333333333333">
            <text:p>1,5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table:formula="of:=[.C80]/[.B80]" office:value-type="float" office:value="1.44736842105263">
            <text:p>1,45</text:p>
          </table:table-cell>
          <table:table-cell table:formula="of:=[.D80]/[.B80]" office:value-type="float" office:value="1.52631578947368">
            <text:p>1,5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table:formula="of:=[.C81]/[.B81]" office:value-type="float" office:value="1.44155844155844">
            <text:p>1,44</text:p>
          </table:table-cell>
          <table:table-cell table:formula="of:=[.D81]/[.B81]" office:value-type="float" office:value="1.53246753246753">
            <text:p>1,5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table:formula="of:=[.C82]/[.B82]" office:value-type="float" office:value="1.43589743589744">
            <text:p>1,44</text:p>
          </table:table-cell>
          <table:table-cell table:formula="of:=[.D82]/[.B82]" office:value-type="float" office:value="1.53846153846154">
            <text:p>1,54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table:formula="of:=[.C83]/[.B83]" office:value-type="float" office:value="1.44303797468354">
            <text:p>1,44</text:p>
          </table:table-cell>
          <table:table-cell table:formula="of:=[.D83]/[.B83]" office:value-type="float" office:value="1.53164556962025">
            <text:p>1,5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table:formula="of:=[.C84]/[.B84]" office:value-type="float" office:value="1.4375">
            <text:p>1,44</text:p>
          </table:table-cell>
          <table:table-cell table:formula="of:=[.D84]/[.B84]" office:value-type="float" office:value="1.5375">
            <text:p>1,54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table:formula="of:=[.C85]/[.B85]" office:value-type="float" office:value="1.44444444444444">
            <text:p>1,44</text:p>
          </table:table-cell>
          <table:table-cell table:formula="of:=[.D85]/[.B85]" office:value-type="float" office:value="1.53086419753086">
            <text:p>1,53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table:formula="of:=[.C86]/[.B86]" office:value-type="float" office:value="1.4390243902439">
            <text:p>1,44</text:p>
          </table:table-cell>
          <table:table-cell table:formula="of:=[.D86]/[.B86]" office:value-type="float" office:value="1.53658536585366">
            <text:p>1,54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table:formula="of:=[.C87]/[.B87]" office:value-type="float" office:value="1.44578313253012">
            <text:p>1,45</text:p>
          </table:table-cell>
          <table:table-cell table:formula="of:=[.D87]/[.B87]" office:value-type="float" office:value="1.53012048192771">
            <text:p>1,53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 table:formula="of:=[.C88]/[.B88]" office:value-type="float" office:value="1.44047619047619">
            <text:p>1,44</text:p>
          </table:table-cell>
          <table:table-cell table:formula="of:=[.D88]/[.B88]" office:value-type="float" office:value="1.53571428571429">
            <text:p>1,54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  <table:table-cell table:formula="of:=[.C89]/[.B89]" office:value-type="float" office:value="1.44705882352941">
            <text:p>1,45</text:p>
          </table:table-cell>
          <table:table-cell table:formula="of:=[.D89]/[.B89]" office:value-type="float" office:value="1.52941176470588">
            <text:p>1,53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table:formula="of:=[.C90]/[.B90]" office:value-type="float" office:value="1.44186046511628">
            <text:p>1,44</text:p>
          </table:table-cell>
          <table:table-cell table:formula="of:=[.D90]/[.B90]" office:value-type="float" office:value="1.53488372093023">
            <text:p>1,53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[.C91]/[.B91]" office:value-type="float" office:value="1.4367816091954">
            <text:p>1,44</text:p>
          </table:table-cell>
          <table:table-cell table:formula="of:=[.D91]/[.B91]" office:value-type="float" office:value="1.52873563218391">
            <text:p>1,5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135">
            <text:p>135</text:p>
          </table:table-cell>
          <table:table-cell table:formula="of:=[.C92]/[.B92]" office:value-type="float" office:value="1.44318181818182">
            <text:p>1,44</text:p>
          </table:table-cell>
          <table:table-cell table:formula="of:=[.D92]/[.B92]" office:value-type="float" office:value="1.53409090909091">
            <text:p>1,53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136">
            <text:p>136</text:p>
          </table:table-cell>
          <table:table-cell table:formula="of:=[.C93]/[.B93]" office:value-type="float" office:value="1.43820224719101">
            <text:p>1,44</text:p>
          </table:table-cell>
          <table:table-cell table:formula="of:=[.D93]/[.B93]" office:value-type="float" office:value="1.52808988764045">
            <text:p>1,53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table:formula="of:=[.C94]/[.B94]" office:value-type="float" office:value="1.44444444444444">
            <text:p>1,44</text:p>
          </table:table-cell>
          <table:table-cell table:formula="of:=[.D94]/[.B94]" office:value-type="float" office:value="1.53333333333333">
            <text:p>1,5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table:formula="of:=[.C95]/[.B95]" office:value-type="float" office:value="1.43956043956044">
            <text:p>1,44</text:p>
          </table:table-cell>
          <table:table-cell table:formula="of:=[.D95]/[.B95]" office:value-type="float" office:value="1.52747252747253">
            <text:p>1,5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133">
            <text:p>133</text:p>
          </table:table-cell>
          <table:table-cell office:value-type="float" office:value="141">
            <text:p>141</text:p>
          </table:table-cell>
          <table:table-cell table:formula="of:=[.C96]/[.B96]" office:value-type="float" office:value="1.44565217391304">
            <text:p>1,45</text:p>
          </table:table-cell>
          <table:table-cell table:formula="of:=[.D96]/[.B96]" office:value-type="float" office:value="1.53260869565217">
            <text:p>1,5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134">
            <text:p>134</text:p>
          </table:table-cell>
          <table:table-cell office:value-type="float" office:value="143">
            <text:p>143</text:p>
          </table:table-cell>
          <table:table-cell table:formula="of:=[.C97]/[.B97]" office:value-type="float" office:value="1.44086021505376">
            <text:p>1,44</text:p>
          </table:table-cell>
          <table:table-cell table:formula="of:=[.D97]/[.B97]" office:value-type="float" office:value="1.53763440860215">
            <text:p>1,54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136">
            <text:p>136</text:p>
          </table:table-cell>
          <table:table-cell office:value-type="float" office:value="144">
            <text:p>144</text:p>
          </table:table-cell>
          <table:table-cell table:formula="of:=[.C98]/[.B98]" office:value-type="float" office:value="1.4468085106383">
            <text:p>1,45</text:p>
          </table:table-cell>
          <table:table-cell table:formula="of:=[.D98]/[.B98]" office:value-type="float" office:value="1.53191489361702">
            <text:p>1,53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137">
            <text:p>137</text:p>
          </table:table-cell>
          <table:table-cell office:value-type="float" office:value="146">
            <text:p>146</text:p>
          </table:table-cell>
          <table:table-cell table:formula="of:=[.C99]/[.B99]" office:value-type="float" office:value="1.44210526315789">
            <text:p>1,44</text:p>
          </table:table-cell>
          <table:table-cell table:formula="of:=[.D99]/[.B99]" office:value-type="float" office:value="1.53684210526316">
            <text:p>1,54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138">
            <text:p>138</text:p>
          </table:table-cell>
          <table:table-cell office:value-type="float" office:value="147">
            <text:p>147</text:p>
          </table:table-cell>
          <table:table-cell table:formula="of:=[.C100]/[.B100]" office:value-type="float" office:value="1.4375">
            <text:p>1,44</text:p>
          </table:table-cell>
          <table:table-cell table:formula="of:=[.D100]/[.B100]" office:value-type="float" office:value="1.53125">
            <text:p>1,53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140">
            <text:p>140</text:p>
          </table:table-cell>
          <table:table-cell office:value-type="float" office:value="149">
            <text:p>149</text:p>
          </table:table-cell>
          <table:table-cell table:formula="of:=[.C101]/[.B101]" office:value-type="float" office:value="1.44329896907217">
            <text:p>1,44</text:p>
          </table:table-cell>
          <table:table-cell table:formula="of:=[.D101]/[.B101]" office:value-type="float" office:value="1.5360824742268">
            <text:p>1,54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formula="of:=[.C102]/[.B102]" office:value-type="float" office:value="1.43877551020408">
            <text:p>1,44</text:p>
          </table:table-cell>
          <table:table-cell table:formula="of:=[.D102]/[.B102]" office:value-type="float" office:value="1.53061224489796">
            <text:p>1,53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  <table:table-cell table:formula="of:=[.C103]/[.B103]" office:value-type="float" office:value="1.44444444444444">
            <text:p>1,44</text:p>
          </table:table-cell>
          <table:table-cell table:formula="of:=[.D103]/[.B103]" office:value-type="float" office:value="1.53535353535354">
            <text:p>1,54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table:formula="of:=[.C104]/[.B104]" office:value-type="float" office:value="1.44">
            <text:p>1,44</text:p>
          </table:table-cell>
          <table:table-cell table:formula="of:=[.D104]/[.B104]" office:value-type="float" office:value="1.53">
            <text:p>1,53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1.43841165866188">
            <text:p>1,44</text:p>
          </table:table-cell>
          <table:table-cell table:style-name="ce4" table:formula="of:=SUM([.F5:.F104])/100" office:value-type="float" office:value="1.52790508098538">
            <text:p>1,53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30.04.2013</text:date>, <text:time>00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M59S</meta:editing-duration>
    <meta:editing-cycles>59</meta:editing-cycles>
    <meta:generator>OpenOffice.org/3.4.1$Win32 OpenOffice.org_project/341m1$Build-9593</meta:generator>
    <dc:date>2013-04-30T00:02:05.93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